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Test3_random.test_ran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ubleTest3_random.test_r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ubleTest3_random.test_ran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Model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Test3_random.test_ran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